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iginal" table:style-name="ta1">
        <table:shapes>
          <draw:frame draw:z-index="0" draw:style-name="gr1" draw:text-style-name="P1" svg:width="6.2988in" svg:height="3.5429in" svg:x="0.4311in" svg:y="0.0394in">
            <draw:object draw:notify-on-update-of-ranges="original.A1:original.A30 original.B1:original.B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</table:table>
      <table:table table:name="CutHilMcKee" table:style-name="ta1">
        <table:shapes>
          <draw:frame draw:z-index="0" draw:style-name="gr1" draw:text-style-name="P1" svg:width="6.2988in" svg:height="3.5429in" svg:x="0.4311in" svg:y="0.0394in">
            <draw:object draw:notify-on-update-of-ranges="CutHilMcKee.A1:CutHilMcKee.A30 CutHilMcKee.B1:CutHilMcKee.B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00:20:11.607008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00:20:46.624544518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1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original.A1:original.B30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B1:original.B30" chart:class="chart:scatter">
            <chart:domain table:cell-range-address="original.A1:original.A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riginal.A1:original.A30</svg:desc>
                </draw:g>
              </table:table-cell>
              <table:table-cell office:value-type="float" office:value="0">
                <text:p>0</text:p>
                <draw:g>
                  <svg:desc>original.B1:original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CutHilMcKee.A1:CutHilMcKee.B30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tHilMcKee.B1:CutHilMcKee.B30" chart:class="chart:scatter">
            <chart:domain table:cell-range-address="CutHilMcKee.A1:CutHilMcKee.A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tHilMcKee.A1:CutHilMcKee.A30</svg:desc>
                </draw:g>
              </table:table-cell>
              <table:table-cell office:value-type="float" office:value="0">
                <text:p>0</text:p>
                <draw:g>
                  <svg:desc>CutHilMcKee.B1:CutHilMcKee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